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2321*"/>
    </style:style>
    <style:style style:name="Tabella33.B" style:family="table-column">
      <style:table-column-properties style:column-width="12.887cm" style:rel-column-width="7306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paragraph-rsid="000ad213"/>
    </style:style>
    <style:style style:name="P9" style:family="paragraph" style:parent-style-name="Table_20_Contents">
      <style:text-properties officeooo:rsid="0008c033" officeooo:paragraph-rsid="00105d3c"/>
    </style:style>
    <style:style style:name="P10" style:family="paragraph" style:parent-style-name="Azione_20_attore">
      <style:text-properties officeooo:paragraph-rsid="00093f40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attore">
      <style:text-properties officeooo:rsid="000d8292" officeooo:paragraph-rsid="000ad213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0ad213" officeooo:paragraph-rsid="00148823"/>
    </style:style>
    <style:style style:name="P16" style:family="paragraph" style:parent-style-name="Azione_20_sistema">
      <style:text-properties officeooo:rsid="000d8292" officeooo:paragraph-rsid="000ad213"/>
    </style:style>
    <style:style style:name="P17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ad213" officeooo:paragraph-rsid="0014882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1004f8"/>
    </style:style>
    <style:style style:name="T8" style:family="text">
      <style:text-properties officeooo:rsid="000a3f9c"/>
    </style:style>
    <style:style style:name="T9" style:family="text">
      <style:text-properties officeooo:rsid="00108f40"/>
    </style:style>
    <style:style style:name="T10" style:family="text">
      <style:text-properties officeooo:rsid="00195718"/>
    </style:style>
    <style:style style:name="T11" style:family="text">
      <style:text-properties officeooo:rsid="0014af7b"/>
    </style:style>
    <style:style style:name="T12" style:family="text">
      <style:text-properties officeooo:rsid="00105d3c"/>
    </style:style>
    <style:style style:name="T13" style:family="text">
      <style:text-properties officeooo:rsid="000b7d41"/>
    </style:style>
    <style:style style:name="T14" style:family="text">
      <style:text-properties officeooo:rsid="0011615f"/>
    </style:style>
    <style:style style:name="T15" style:family="text">
      <style:text-properties officeooo:rsid="0014882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4">Iniziato da: </text:span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222255" text:style-name="Numerazione_20_UC">
              <text:list-item text:start-value="1">
                <text:p text:style-name="P10"><text:span text:style-name="T1">L' utente accede </text:span><text:span text:style-name="T5">alla sezione eventi </text:span><text:span text:style-name="T7">(include </text:span><text:span text:style-name="T3">Visualizza Eventi</text:span><text:span text:style-name="T7">)</text:span></text:p>
                <text:p text:style-name="P13"/>
              </text:list-item>
              <text:list-item>
                <text:p text:style-name="P14">Il sistema mostra un calendario</text:p>
                <text:p text:style-name="P11"/>
              </text:list-item>
              <text:list-item>
                <text:p text:style-name="P11">L<text:span text:style-name="T6">'</text:span>utente seleziona <text:span text:style-name="T6">un evento dal calendario</text:span></text:p>
                <text:p text:style-name="P16"/>
              </text:list-item>
              <text:list-item>
                <text:p text:style-name="P14">Il sistema mostra un form <text:span text:style-name="T6">con i dati dell'evento</text:span></text:p>
                <text:p text:style-name="P12"/>
              </text:list-item>
              <text:list-item>
                <text:p text:style-name="P11">L'utente <text:span text:style-name="T6">modifica i campi dell'evento</text:span></text:p>
                <text:p text:style-name="P16"/>
              </text:list-item>
              <text:list-item>
                <text:p text:style-name="P11"><text:s/>L'utente sottomette l'evento</text:p>
                <text:p text:style-name="P14"/>
              </text:list-item>
              <text:list-item>
                <text:p text:style-name="P15"><text:span text:style-name="T15">Il sistema visualizza un messaggio di avvenuta modifica.</text:span></text:p>
                <text:p text:style-name="P17"><text:span text:style-name="T15"><text:s/>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8">L'educatore ha inserito </text:span><text:span text:style-name="T11">l' evento</text:span><text:span text:style-name="T13"> </text:span><text:span text:style-name="T8">correttamente, </text:span><text:span text:style-name="T9">ha confermato l' operazione e il sistema ha aggiornato </text:span><text:span text:style-name="T11">l'elenco eventi.</text:span></text:p>
            <text:p text:style-name="P9"><text:span text:style-name="T8">L'educatore </text:span><text:span text:style-name="T9">ha </text:span><text:span text:style-name="T10">annullato</text:span><text:span text:style-name="T9"> </text:span><text:span text:style-name="T10">l' </text:span><text:span text:style-name="T9">operazione <text:s/></text:span><text:span text:style-name="T10">e </text:span><text:span text:style-name="T9">il sistema </text:span><text:span text:style-name="T10">non </text:span><text:span text:style-name="T9">ha aggiornato </text:span><text:span text:style-name="T12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203338" text:style-name="L1">
              <text:list-item>
                <text:p text:style-name="P8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3M8S</meta:editing-duration>
    <meta:editing-cycles>11</meta:editing-cycles>
    <meta:generator>LibreOffice/3.6$Windows_x86 LibreOffice_project/da8c1e6-fd468f4-454e206-f42a4a9-143cfd</meta:generator>
    <dc:date>2012-10-19T11:12:22.24</dc:date>
    <meta:document-statistic meta:table-count="1" meta:image-count="0" meta:object-count="0" meta:page-count="1" meta:paragraph-count="24" meta:word-count="149" meta:character-count="971" meta:non-whitespace-character-count="850"/>
  </office:meta>
</office:document-meta>
</file>